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#mde #stats #experimental_design a. recorded in bqrt_mde table b. <text:a xlink:type="simple" xlink:href="https://fburl.com/code/y4wvx3ad" office:name=""><text:span text:style-name="Definition">Internal Login</text:span></text:a> code pointer for this “100 * ( INVERSE_NORMAL_CDF(0, 1, 0.95) + INVERSE_NORMAL_CDF(0, 1, 0.8) ) * SQRT(2.0 / COUNT(DISTINCT segmentAggregates.segment)) * STDDEV({0}) / ABS(AVG({0})) AS {0}_mde”““.format( metric ) Mde calculation for significance level 0.95 and power 0.8:</text:p>
      <text:p text:style-name="Text_20_body"><draw:frame draw:style-name="fr2" text:anchor-type="paragraph"><draw:object xlink:href="Formula-0/" xlink:type="simple" xlink:show="embed" xlink:actuate="onLoad"/></draw:frame></text:p>
      <text:p text:style-name="Text_20_body">where <draw:frame draw:style-name="fr1" text:anchor-type="as-char"><draw:object xlink:href="Formula-2/" xlink:type="simple" xlink:show="embed" xlink:actuate="onLoad"/></draw:frame> is the inverse normal CDF, <draw:frame draw:style-name="fr1" text:anchor-type="as-char"><draw:object xlink:href="Formula-4/" xlink:type="simple" xlink:show="embed" xlink:actuate="onLoad"/></draw:frame> is the standard deviation, and <draw:frame draw:style-name="fr1" text:anchor-type="as-char"><draw:object xlink:href="Formula-6/" xlink:type="simple" xlink:show="embed" xlink:actuate="onLoad"/></draw:frame> is the mean of the metric. c. initial power estimations here <text:a xlink:type="simple" xlink:href="https://fburl.com/code/iwge74mm" office:name=""><text:span text:style-name="Definition">Internal Login</text:span></text:a> d. <text:a xlink:type="simple" xlink:href="https://fburl.com/code/iwge74mm" office:name=""><text:span text:style-name="Definition">Internal Login</text:span></text:a> are the segments here the same…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0-08T14:23:12Z</meta:creation-date>
    <dc:date>2024-10-08T14:23:12Z</dc:date>
    <meta:user-defined meta:name="created" meta:value-type="string">2024-10-08T15:03</meta:user-defined>
    <meta:user-defined meta:name="updated" meta:value-type="string">2024-10-08T16:22</meta:user-defined>
  </office:meta>
</office:document-meta>
</file>

<file path=Formula-0/content.xml><?xml version="1.0" encoding="utf-8"?>
<math xmlns="http://www.w3.org/1998/Math/MathML" display="block">
  <mrow>
    <mi>Φ</mi>
    <mrow>
      <mo stretchy="true" form="prefix">(</mo>
      <mn>0.95</mn>
      <mo stretchy="true" form="postfix">)</mo>
    </mrow>
    <mo>+</mo>
    <mi>Φ</mi>
    <mrow>
      <mo stretchy="true" form="prefix">(</mo>
      <mn>0.8</mn>
      <mo stretchy="true" form="postfix">)</mo>
    </mrow>
    <mo>×</mo>
    <msqrt>
      <mrow>
        <mn>2</mn>
        <mi>/</mi>
        <mi>N</mi>
      </mrow>
    </msqrt>
    <mo>×</mo>
    <mfrac>
      <mi>σ</mi>
      <mrow>
        <mo stretchy="true" form="prefix">|</mo>
        <mi>μ</mi>
        <mo stretchy="true" form="postfix">|</mo>
      </mrow>
    </mfrac>
  </mrow>
</math>
</file>

<file path=Formula-2/content.xml><?xml version="1.0" encoding="utf-8"?>
<math xmlns="http://www.w3.org/1998/Math/MathML" display="inline">
  <mi>Φ</mi>
</math>
</file>

<file path=Formula-4/content.xml><?xml version="1.0" encoding="utf-8"?>
<math xmlns="http://www.w3.org/1998/Math/MathML" display="inline">
  <mi>σ</mi>
</math>
</file>

<file path=Formula-6/content.xml><?xml version="1.0" encoding="utf-8"?>
<math xmlns="http://www.w3.org/1998/Math/MathML" display="inline">
  <mi>μ</mi>
</math>
</file>